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book antiqua" svg:font-family="'book antiqua'" style:font-family-generic="roman"/>
  </office:font-face-decls>
  <office:automatic-styles>
    <style:style style:name="Table1" style:family="table">
      <style:table-properties style:width="15.623cm" fo:margin-left="-0.191cm" table:align="left" style:writing-mode="lr-tb"/>
    </style:style>
    <style:style style:name="Table1.A" style:family="table-column">
      <style:table-column-properties style:column-width="3.048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4.6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5.621cm" fo:margin-left="-0.191cm" table:align="left" style:writing-mode="lr-tb"/>
    </style:style>
    <style:style style:name="Table2.A" style:family="table-column">
      <style:table-column-properties style:column-width="4.636cm"/>
    </style:style>
    <style:style style:name="Table2.B" style:family="table-column">
      <style:table-column-properties style:column-width="10.98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1.5pt solid #000000" fo:border-bottom="0.7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P1" style:family="paragraph" style:parent-style-name="Heading">
      <style:paragraph-properties fo:margin-top="0cm" fo:margin-bottom="0.635cm" style:contextual-spacing="false" fo:text-align="center" style:justify-single-word="false"/>
      <style:text-properties style:font-name="Book Antiqua" fo:font-size="14pt" style:text-underline-style="solid" style:text-underline-width="auto" style:text-underline-color="font-color" officeooo:paragraph-rsid="0007808e" style:font-size-asian="14pt" style:font-name-complex="Book Antiqua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Book Antiqua" style:font-name-complex="Book Antiqua"/>
    </style:style>
    <style:style style:name="P3" style:family="paragraph" style:parent-style-name="Standard">
      <style:text-properties style:font-name="Book Antiqua" fo:language="en" fo:country="AU" style:font-name-complex="Book Antiqua"/>
    </style:style>
    <style:style style:name="P4" style:family="paragraph" style:parent-style-name="Standard">
      <style:text-properties style:font-name="Book Antiqua" fo:language="en" fo:country="AU" officeooo:rsid="0008c5b1" officeooo:paragraph-rsid="0008c5b1" style:font-name-complex="Book Antiqua"/>
    </style:style>
    <style:style style:name="P5" style:family="paragraph" style:parent-style-name="Standard">
      <style:text-properties style:font-name="Book Antiqua" style:font-name-complex="Book Antiqua"/>
    </style:style>
    <style:style style:name="P6" style:family="paragraph" style:parent-style-name="Standard" style:list-style-name="WW8Num7">
      <style:text-properties style:font-name="Book Antiqua" fo:language="en" fo:country="AU" officeooo:paragraph-rsid="000737b2" style:font-name-complex="Book Antiqua"/>
    </style:style>
    <style:style style:name="P7" style:family="paragraph" style:parent-style-name="Standard" style:list-style-name="WW8Num7">
      <style:text-properties style:font-name="Book Antiqua" fo:language="en" fo:country="AU" style:font-name-complex="Book Antiqua"/>
    </style:style>
    <style:style style:name="P8" style:family="paragraph" style:parent-style-name="Standard">
      <style:paragraph-properties fo:text-align="end" style:justify-single-word="false"/>
      <style:text-properties style:font-name="Book Antiqua" fo:font-weight="bold" style:font-weight-asian="bold" style:font-name-complex="Book Antiqua"/>
    </style:style>
    <style:style style:name="P9" style:family="paragraph" style:parent-style-name="Standard" style:list-style-name="WW8Num1"/>
    <style:style style:name="P10" style:family="paragraph" style:parent-style-name="Standard" style:list-style-name="WW8Num1">
      <style:text-properties style:font-name="Book Antiqua" fo:language="en" fo:country="AU" style:font-name-complex="Book Antiqua"/>
    </style:style>
    <style:style style:name="P11" style:family="paragraph" style:parent-style-name="Standard" style:list-style-name="WW8Num1">
      <style:text-properties style:font-name="book antiqua" officeooo:paragraph-rsid="000737b2"/>
    </style:style>
    <style:style style:name="P12" style:family="paragraph" style:parent-style-name="Standard" style:list-style-name="WW8Num1">
      <style:text-properties style:font-name="Book Antiqua" fo:language="en" fo:country="AU" officeooo:rsid="000737b2" officeooo:paragraph-rsid="000737b2" style:font-name-complex="Book Antiqua"/>
    </style:style>
    <style:style style:name="P13" style:family="paragraph" style:parent-style-name="Standard" style:list-style-name="WW8Num1">
      <style:text-properties officeooo:rsid="000737b2" officeooo:paragraph-rsid="000737b2"/>
    </style:style>
    <style:style style:name="P14" style:family="paragraph" style:parent-style-name="Standard" style:list-style-name="WW8Num1">
      <style:text-properties style:font-name="Book Antiqua" fo:language="en" fo:country="AU" officeooo:paragraph-rsid="000737b2" style:font-name-complex="Book Antiqua"/>
    </style:style>
    <style:style style:name="P15" style:family="paragraph" style:parent-style-name="Standard" style:list-style-name="WW8Num2">
      <style:text-properties style:font-name="Book Antiqua" fo:language="en" fo:country="AU" style:font-name-complex="Book Antiqua"/>
    </style:style>
    <style:style style:name="P16" style:family="paragraph" style:parent-style-name="Standard" style:list-style-name="WW8Num2"/>
    <style:style style:name="P17" style:family="paragraph" style:parent-style-name="Standard" style:list-style-name="WW8Num11">
      <style:text-properties style:font-name="Book Antiqua" fo:language="en" fo:country="AU" style:font-name-complex="Book Antiqua"/>
    </style:style>
    <style:style style:name="P18" style:family="paragraph" style:parent-style-name="Standard">
      <style:text-properties style:font-name="Book Antiqua" fo:language="en" fo:country="AU" officeooo:rsid="000737b2" officeooo:paragraph-rsid="000737b2" style:font-name-complex="Book Antiqua"/>
    </style:style>
    <style:style style:name="P19" style:family="paragraph" style:parent-style-name="Standard" style:list-style-name="L1">
      <style:text-properties style:font-name="Book Antiqua" fo:language="en" fo:country="AU" officeooo:rsid="000737b2" officeooo:paragraph-rsid="000737b2" style:font-name-complex="Book Antiqua"/>
    </style:style>
    <style:style style:name="P20" style:family="paragraph" style:parent-style-name="Standard" style:list-style-name="WW8Num5">
      <style:text-properties style:font-name="Book Antiqua" fo:language="en" fo:country="AU" style:font-name-complex="Book Antiqua"/>
    </style:style>
    <style:style style:name="P21" style:family="paragraph" style:parent-style-name="Standard" style:list-style-name="WW8Num8">
      <style:text-properties style:font-name="Book Antiqua" fo:language="en" fo:country="AU" style:font-name-complex="Book Antiqua"/>
    </style:style>
    <style:style style:name="P22" style:family="paragraph" style:parent-style-name="Standard" style:list-style-name="WW8Num4">
      <style:text-properties style:font-name="Book Antiqua" fo:language="en" fo:country="AU" style:font-name-complex="Book Antiqua"/>
    </style:style>
    <style:style style:name="P23" style:family="paragraph" style:parent-style-name="Standard">
      <style:text-properties style:font-name="Book Antiqua" officeooo:rsid="000737b2" officeooo:paragraph-rsid="000737b2" style:font-name-complex="Book Antiqua"/>
    </style:style>
    <style:style style:name="P24" style:family="paragraph" style:parent-style-name="Standard" style:list-style-name="L2">
      <style:text-properties style:font-name="Book Antiqua" officeooo:rsid="000737b2" officeooo:paragraph-rsid="000737b2" style:font-name-complex="Book Antiqua"/>
    </style:style>
    <style:style style:name="P25" style:family="paragraph" style:parent-style-name="Standard" style:list-style-name="L2">
      <style:text-properties officeooo:rsid="000737b2" officeooo:paragraph-rsid="000737b2"/>
    </style:style>
    <style:style style:name="T1" style:family="text">
      <style:text-properties officeooo:rsid="0007808e"/>
    </style:style>
    <style:style style:name="T2" style:family="text">
      <style:text-properties style:font-name="Book Antiqua" fo:language="en" fo:country="AU" style:font-name-complex="Book Antiqua"/>
    </style:style>
    <style:style style:name="T3" style:family="text">
      <style:text-properties style:text-position="super 58%"/>
    </style:style>
    <style:style style:name="T4" style:family="text">
      <style:text-properties officeooo:rsid="000737b2"/>
    </style:style>
    <style:style style:name="T5" style:family="text">
      <style:text-properties style:font-name="Book Antiqua" fo:language="en" fo:country="AU" style:font-name-asian="Book Antiqua" style:font-name-complex="Book Antiqua"/>
    </style:style>
    <style:style style:name="T6" style:family="text">
      <style:text-properties style:font-name="Book Antiqua" style:font-name-complex="Book Antiqu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 ACCOUNT </text:span>USE CASE SPECIFICATION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Use Case ID:<text:span text:style-name="T2"/></text:p>
          </table:table-cell>
          <table:table-cell table:style-name="Table1.B1" table:number-columns-spanned="3" office:value-type="string">
            <text:p text:style-name="P3">001<text:span text:style-name="T2"/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Use Case Name:</text:p>
          </table:table-cell>
          <table:table-cell table:style-name="Table1.B2" table:number-columns-spanned="3" office:value-type="string">
            <text:p text:style-name="P3">Create Account<text:span text:style-name="T2"/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Created By:</text:p>
          </table:table-cell>
          <table:table-cell table:style-name="Table1.B3" office:value-type="string">
            <text:p text:style-name="P3">Tejas P S<text:span text:style-name="T2"/></text:p>
          </table:table-cell>
          <table:table-cell table:style-name="Table1.B3" office:value-type="string">
            <text:p text:style-name="P2">Last Updated By:</text:p>
          </table:table-cell>
          <table:table-cell table:style-name="Table1.B2" office:value-type="string">
            <text:p text:style-name="P4">Tejas P S</text:p>
          </table:table-cell>
        </table:table-row>
        <table:table-row table:style-name="Table1.1">
          <table:table-cell table:style-name="Table1.A4" office:value-type="string">
            <text:p text:style-name="P2">Date Created:</text:p>
          </table:table-cell>
          <table:table-cell table:style-name="Table1.B4" office:value-type="string">
            <text:p text:style-name="P3">N/A<text:span text:style-name="T2"/></text:p>
          </table:table-cell>
          <table:table-cell table:style-name="Table1.B4" office:value-type="string">
            <text:p text:style-name="P2">Date Last Updated:</text:p>
          </table:table-cell>
          <table:table-cell table:style-name="Table1.D4" office:value-type="string">
            <text:p text:style-name="P4">13<text:span text:style-name="T3">th</text:span> October 2025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Actors:<text:span text:style-name="T2"/></text:p>
          </table:table-cell>
          <table:table-cell table:style-name="Table2.B1" office:value-type="string">
            <text:p text:style-name="P3">Student</text:p>
          </table:table-cell>
        </table:table-row>
        <table:table-row table:style-name="Table2.1">
          <table:table-cell table:style-name="Table2.A2" office:value-type="string">
            <text:p text:style-name="P2">Description:</text:p>
          </table:table-cell>
          <table:table-cell table:style-name="Table2.B2" office:value-type="string">
            <text:p text:style-name="P5">This use case allows a student to create a new user profile for the ride-sharing system.</text:p>
          </table:table-cell>
        </table:table-row>
        <table:table-row table:style-name="Table2.1">
          <table:table-cell table:style-name="Table2.A2" office:value-type="string">
            <text:p text:style-name="P2">Preconditions:</text:p>
          </table:table-cell>
          <table:table-cell table:style-name="Table2.B2" office:value-type="string">
            <text:p text:style-name="P5">The user is not currently logged into the system.</text:p>
          </table:table-cell>
        </table:table-row>
        <table:table-row table:style-name="Table2.1">
          <table:table-cell table:style-name="Table2.A2" office:value-type="string">
            <text:p text:style-name="P2">Post conditions:</text:p>
          </table:table-cell>
          <table:table-cell table:style-name="Table2.B2" office:value-type="string">
            <text:list text:style-name="WW8Num7">
              <text:list-item>
                <text:p text:style-name="P6">A new user account is created with the student's name, student ID, <text:span text:style-name="T4">password, </text:span>and profile picture.</text:p>
              </text:list-item>
              <text:list-item>
                <text:p text:style-name="P6">The student's university email is stored and verified as the username.</text:p>
              </text:list-item>
              <text:list-item>
                <text:p text:style-name="P7">The user is logged into their new account.<text:span text:style-name="T2"/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8">Normal Flow:</text:p>
          </table:table-cell>
          <table:table-cell table:style-name="Table2.B2" office:value-type="string">
            <text:list text:style-name="WW8Num1">
              <text:list-item>
                <text:p text:style-name="P9"><text:span text:style-name="T5"><text:s/></text:span><text:span text:style-name="T2">The user selects the "Create Account" option.</text:span></text:p>
              </text:list-item>
              <text:list-item>
                <text:p text:style-name="P10">The system prompts the user to enter their university email address, name, and student ID.<text:span text:style-name="T2"/></text:p>
              </text:list-item>
              <text:list-item>
                <text:p text:style-name="P10">The user provides the required information.</text:p>
              </text:list-item>
              <text:list-item>
                <text:p text:style-name="P11">The system validates that the provided email address is from the university domain. [A-1] [A-2]</text:p>
              </text:list-item>
              <text:list-item>
                <text:p text:style-name="P12">The user is prompted to create a password and also re-enter the same password to confirm it.</text:p>
              </text:list-item>
              <text:list-item>
                <text:p text:style-name="P12">The user enters a new password.</text:p>
              </text:list-item>
              <text:list-item>
                <text:p text:style-name="P13"><text:span text:style-name="T2">The system validates that the new password and the confirm password text fields match. [A-3]</text:span></text:p>
              </text:list-item>
              <text:list-item>
                <text:p text:style-name="P10">The system prompts the user to upload a <text:soft-page-break/>profile picture.<text:span text:style-name="T2"/></text:p>
              </text:list-item>
              <text:list-item>
                <text:p text:style-name="P14">The user uploads a profile picture.</text:p>
              </text:list-item>
              <text:list-item>
                <text:p text:style-name="P14">The system creates a new user account with the provided details.</text:p>
              </text:list-item>
              <text:list-item>
                <text:p text:style-name="P10">The system logs the user into the newly created account.<text:span text:style-name="T2"/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8">Alternative Flows:</text:p>
          </table:table-cell>
          <table:table-cell table:style-name="Table2.B2" office:value-type="string">
            <text:p text:style-name="P3">A-1: If the university email ID is invalid, then, </text:p>
            <text:list text:style-name="WW8Num2">
              <text:list-item>
                <text:p text:style-name="P15">The system displays an error message stating that only university email addresses are allowed.</text:p>
              </text:list-item>
              <text:list-item>
                <text:p text:style-name="P15">The user is prompted to re-enter a valid university email address.</text:p>
                <text:p text:style-name="P16"><text:span text:style-name="T2"/></text:p>
              </text:list-item>
            </text:list>
            <text:p text:style-name="P3">A-2: If the university email ID is already registered in the system, then, </text:p>
            <text:list text:style-name="WW8Num11">
              <text:list-item>
                <text:p text:style-name="P17">The system displays an error message stating that an account with this email already exists.</text:p>
              </text:list-item>
              <text:list-item>
                <text:p text:style-name="P17">The user is given an option to recover their password or use a different email address.</text:p>
              </text:list-item>
            </text:list>
            <text:p text:style-name="P3"><text:span text:style-name="T2"/></text:p>
            <text:p text:style-name="P18">A-3: If the new password and confirm password fields don’t match, then,</text:p>
            <text:list text:style-name="L1">
              <text:list-item>
                <text:p text:style-name="P19">The system displays an error messages stating that the two fields don’t match.</text:p>
              </text:list-item>
              <text:list-item>
                <text:p text:style-name="P19">The user is prompted to match both the fields.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">Exceptions:</text:p>
          </table:table-cell>
          <table:table-cell table:style-name="Table2.B2" office:value-type="string">
            <text:list text:style-name="WW8Num5">
              <text:list-item>
                <text:p text:style-name="P20">The user attempts to submit the form without providing all the required information (name, email, <text:span text:style-name="T4">password, </text:span>or student ID).</text:p>
              </text:list-item>
              <text:list-item>
                <text:p text:style-name="P20">The system displays a notification indicating which fields are missing.<text:span text:style-name="T2"/></text:p>
              </text:list-item>
              <text:list-item>
                <text:p text:style-name="P20">The system prevents the creation of the account until all mandatory fields are filled out.<text:span text:style-name="T2"/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">Includes:</text:p>
          </table:table-cell>
          <table:table-cell table:style-name="Table2.B2" office:value-type="string">
            <text:p text:style-name="P5">N/A</text:p>
          </table:table-cell>
        </table:table-row>
        <table:table-row table:style-name="Table2.1">
          <table:table-cell table:style-name="Table2.A2" office:value-type="string">
            <text:p text:style-name="P2">Priority:</text:p>
          </table:table-cell>
          <table:table-cell table:style-name="Table2.B2" office:value-type="string">
            <text:p text:style-name="P3">High<text:span text:style-name="T2"/></text:p>
          </table:table-cell>
        </table:table-row>
        <table:table-row table:style-name="Table2.1">
          <table:table-cell table:style-name="Table2.A2" office:value-type="string">
            <text:p text:style-name="P2">Frequency of Use:</text:p>
          </table:table-cell>
          <table:table-cell table:style-name="Table2.B2" office:value-type="string">
            <text:p text:style-name="P3">Occasional<text:span text:style-name="T2"/></text:p>
          </table:table-cell>
        </table:table-row>
        <table:table-row table:style-name="Table2.1">
          <table:table-cell table:style-name="Table2.A2" office:value-type="string">
            <text:p text:style-name="P2">Business Rules:</text:p>
          </table:table-cell>
          <table:table-cell table:style-name="Table2.B2" office:value-type="string">
            <text:list text:style-name="WW8Num8">
              <text:list-item>
                <text:p text:style-name="P21">A user account can only be created using a valid university email address.<text:span text:style-name="T2"/></text:p>
              </text:list-item>
              <text:list-item>
                <text:p text:style-name="P21">Each user account must have a unique <text:soft-page-break/>university email address.<text:span text:style-name="T2"/></text:p>
              </text:list-item>
              <text:list-item>
                <text:p text:style-name="P21">The user's name, student ID, and a profile picture are mandatory for account creation<text:span text:style-name="T2"/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">Assumptions:</text:p>
          </table:table-cell>
          <table:table-cell table:style-name="Table2.B2" office:value-type="string">
            <text:list text:style-name="WW8Num4">
              <text:list-item>
                <text:p text:style-name="P22">The system can verify that the email address belongs to the university domain.<text:span text:style-name="T2"/></text:p>
              </text:list-item>
              <text:list-item>
                <text:p text:style-name="P22">The system has the functionality to store and display user profiles<text:span text:style-name="T2"/></text:p>
              </text:list-item>
            </text:list>
          </table:table-cell>
        </table:table-row>
      </table:table>
      <text:p text:style-name="P3"/>
      <text:p text:style-name="P5">Analysis Classes: </text:p>
      <text:p text:style-name="P23">Iteration 1: Account, Student, Profile, Ride-sharing, Name, Student ID, Password, Profile Picture, Recover Password, Email ID</text:p>
      <text:p text:style-name="P23"/>
      <text:p text:style-name="P23">Iteration 2: Account(Name, Student ID, Email ID, Password, Profile Picture)</text:p>
      <text:p text:style-name="P23"/>
      <text:p text:style-name="P23">Iteration 3: Account:</text:p>
      <text:list text:style-name="L2">
        <text:list-item>
          <text:p text:style-name="P24">Attributes: </text:p>
          <text:list>
            <text:list-item>
              <text:p text:style-name="P24">Name: String</text:p>
            </text:list-item>
            <text:list-item>
              <text:p text:style-name="P24">Student_ID: String</text:p>
            </text:list-item>
            <text:list-item>
              <text:p text:style-name="P24">Email_ID: String</text:p>
            </text:list-item>
            <text:list-item>
              <text:p text:style-name="P24">Password: String</text:p>
            </text:list-item>
            <text:list-item>
              <text:p text:style-name="P24">Profile_Picture: URL</text:p>
            </text:list-item>
          </text:list>
        </text:list-item>
        <text:list-item>
          <text:p text:style-name="P24">Behavior: </text:p>
          <text:list>
            <text:list-item>
              <text:p text:style-name="P24">CreateUser(Name, Student_ID, Password, Profile_Picture)</text:p>
            </text:list-item>
            <text:list-item>
              <text:p text:style-name="P24">VerifyEmail(Email_ID)</text:p>
            </text:list-item>
            <text:list-item>
              <text:p text:style-name="P24">Login(Email_ID, Password)</text:p>
              <text:p text:style-name="P25"><text:span text:style-name="T6"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book antiqua" svg:font-family="'book antiqua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IN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1.27cm" style:contextual-spacing="false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7z0" style:family="text"/>
    <style:style style:name="WW8Num8z0" style:family="text"/>
    <style:style style:name="WW8Num11z0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USE CASE TEMPLATE</dc:title>
    <dc:subject/>
    <meta:keyword/>
    <meta:initial-creator>salman</meta:initial-creator>
    <meta:creation-date>2025-09-07T21:03:00</meta:creation-date>
    <dc:date>2025-10-13T15:56:16.328685135</dc:date>
    <meta:editing-cycles>5</meta:editing-cycles>
    <meta:editing-duration>PT2H31M12S</meta:editing-duration>
    <meta:generator>LibreOffice/25.2.6.2$Linux_X86_64 LibreOffice_project/520$Build-2</meta:generator>
    <meta:document-statistic meta:table-count="2" meta:image-count="0" meta:object-count="0" meta:page-count="3" meta:paragraph-count="77" meta:word-count="540" meta:character-count="3221" meta:non-whitespace-character-count="2789"/>
  </office:meta>
</office:document-meta>
</file>